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WenQuanYi Micro Hei Light" svg:font-family="'WenQuanYi Micro Hei Light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Video Na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Location Coordinates</text:p>
          </table:table-cell>
          <table:table-cell office:value-type="string" calcext:value-type="string">
            <text:p>Target Highway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est_video</text:p>
          </table:table-cell>
          <table:table-cell office:value-type="string" calcext:value-type="string">
            <text:p>10 mins 58 secs</text:p>
          </table:table-cell>
          <table:table-cell office:value-type="string" calcext:value-type="string">
            <text:p>-34.410872, 150.882943</text:p>
          </table:table-cell>
          <table:table-cell office:value-type="string" calcext:value-type="string">
            <text:p>Princes Motorway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rain_high_angle</text:p>
          </table:table-cell>
          <table:table-cell office:value-type="string" calcext:value-type="string">
            <text:p>10 mins 53 secs</text:p>
          </table:table-cell>
          <table:table-cell office:value-type="string" calcext:value-type="string">
            <text:p>-34.394881, 150.896032</text:p>
          </table:table-cell>
          <table:table-cell office:value-type="string" calcext:value-type="string">
            <text:p>Memorial Driv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ight_high_angle</text:p>
          </table:table-cell>
          <table:table-cell office:value-type="string" calcext:value-type="string">
            <text:p>12 mins 16 secs</text:p>
          </table:table-cell>
          <table:table-cell office:value-type="string" calcext:value-type="string">
            <text:p>-34.394881, 150.896031</text:p>
          </table:table-cell>
          <table:table-cell office:value-type="string" calcext:value-type="string">
            <text:p>Memorial Driv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ight_high_angle_low_exposure</text:p>
          </table:table-cell>
          <table:table-cell office:value-type="string" calcext:value-type="string">
            <text:p>11 mins 11 secs</text:p>
          </table:table-cell>
          <table:table-cell office:value-type="string" calcext:value-type="string">
            <text:p>-34.394881, 150.896032</text:p>
          </table:table-cell>
          <table:table-cell office:value-type="string" calcext:value-type="string">
            <text:p>Memorial Driv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ROI A</text:p>
          </table:table-cell>
          <table:covered-table-cell table:number-columns-repeated="3" table:style-name="Default"/>
          <table:table-cell table:style-name="ce7" office:value-type="string" calcext:value-type="string" table:number-columns-spanned="4" table:number-rows-spanned="1">
            <text:p>ROI B</text:p>
          </table:table-cell>
          <table:covered-table-cell table:style-name="Default"/>
          <table:covered-table-cell table:number-columns-repeated="2"/>
          <table:table-cell table:style-name="ce7" table:number-columns-spanned="1" table:number-rows-spanned="2"/>
        </table:table-row>
        <table:table-row table:style-name="ro1">
          <table:table-cell office:value-type="string" calcext:value-type="string">
            <text:p>Video Name</text:p>
          </table:table-cell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covered-table-cell/>
        </table:table-row>
        <table:table-row table:style-name="ro1">
          <table:table-cell office:value-type="string" calcext:value-type="string">
            <text:p>test_video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rain_high_angl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56" calcext:value-type="float">
            <text:p>356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288" calcext:value-type="float">
            <text:p>288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night_high_angle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string" calcext:value-type="string">
            <text:p>night_high_angle_low_exposure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Video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tual Count</text:p>
          </table:table-cell>
          <table:table-cell office:value-type="string" calcext:value-type="string">
            <text:p>Program Count</text:p>
          </table:table-cell>
          <table:table-cell table:style-name="ce1" office:value-type="string" calcext:value-type="string">
            <text:p>Accuracy (%)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Inference Time (ms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test_video</text:p>
          </table:table-cell>
          <table:table-cell office:value-type="string" calcext:value-type="string">
            <text:p>None</text:p>
          </table:table-cell>
          <table:table-cell office:value-type="float" office:value="239" calcext:value-type="float">
            <text:p>239</text:p>
          </table:table-cell>
          <table:table-cell office:value-type="float" office:value="145" calcext:value-type="float">
            <text:p>145</text:p>
          </table:table-cell>
          <table:table-cell office:value-type="float" office:value="60.669456" calcext:value-type="float">
            <text:p>60.669</text:p>
          </table:table-cell>
          <table:table-cell office:value-type="float" office:value="90.9091" calcext:value-type="float">
            <text:p>90.909</text:p>
          </table:table-cell>
          <table:table-cell office:value-type="float" office:value="2.736931" calcext:value-type="float">
            <text:p>2.73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YOLOV5n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table:formula="of:=(1 - ABS([.C16]-[.D16])/[.C16]) * 100" office:value-type="float" office:value="97.907949790795" calcext:value-type="float">
            <text:p>97.908</text:p>
          </table:table-cell>
          <table:table-cell office:value-type="float" office:value="47.619" calcext:value-type="float">
            <text:p>47.619</text:p>
          </table:table-cell>
          <table:table-cell office:value-type="float" office:value="1.894408" calcext:value-type="float">
            <text:p>1.894</text:p>
          </table:table-cell>
          <table:table-cell table:number-columns-repeated="2"/>
          <table:table-cell table:style-name="ce3"/>
        </table:table-row>
        <table:table-row table:style-name="ro1">
          <table:covered-table-cell/>
          <table:table-cell office:value-type="string" calcext:value-type="string">
            <text:p>YOLOV5s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table:formula="of:=(1 - ABS([.C17]-[.D17])/[.C17]) * 100" office:value-type="float" office:value="98.326359832636" calcext:value-type="float">
            <text:p>98.326</text:p>
          </table:table-cell>
          <table:table-cell office:value-type="float" office:value="31.25" calcext:value-type="float">
            <text:p>31.250</text:p>
          </table:table-cell>
          <table:table-cell office:value-type="float" office:value="2.246295" calcext:value-type="float">
            <text:p>2.24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YOLOV5m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table:formula="of:=(1 - ABS([.C18]-[.D18])/[.C18]) * 100" office:value-type="float" office:value="98.744769874477" calcext:value-type="float">
            <text:p>98.745</text:p>
          </table:table-cell>
          <table:table-cell office:value-type="float" office:value="19.2308" calcext:value-type="float">
            <text:p>19.231</text:p>
          </table:table-cell>
          <table:table-cell office:value-type="float" office:value="2.797125" calcext:value-type="float">
            <text:p>2.79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YOLOV5l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table:formula="of:=(1 - ABS([.C19]-[.D19])/[.C19]) * 100" office:value-type="float" office:value="99.163179916318" calcext:value-type="float">
            <text:p>99.163</text:p>
          </table:table-cell>
          <table:table-cell office:value-type="float" office:value="11.7647" calcext:value-type="float">
            <text:p>11.765</text:p>
          </table:table-cell>
          <table:table-cell office:value-type="float" office:value="3.621556" calcext:value-type="float">
            <text:p>3.62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Video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tual Count</text:p>
          </table:table-cell>
          <table:table-cell office:value-type="string" calcext:value-type="string">
            <text:p>Program Count</text:p>
          </table:table-cell>
          <table:table-cell table:style-name="ce1" office:value-type="string" calcext:value-type="string">
            <text:p>Accuracy (%)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Inference Time (ms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rain_high_angle</text:p>
          </table:table-cell>
          <table:table-cell office:value-type="string" calcext:value-type="string">
            <text:p>None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office:value-type="float" office:value="93.478264" calcext:value-type="float">
            <text:p>93.478</text:p>
          </table:table-cell>
          <table:table-cell office:value-type="float" office:value="90.9091" calcext:value-type="float">
            <text:p>90.909</text:p>
          </table:table-cell>
          <table:table-cell office:value-type="float" office:value="2.489109" calcext:value-type="float">
            <text:p>2.489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 calcext:value-type="string">
            <text:p>YOLOV5n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  <table:table-cell table:formula="of:=(1 - ABS([.C23]-[.D23])/[.C23]) * 100" office:value-type="float" office:value="99.4565217391304" calcext:value-type="float">
            <text:p>99.457</text:p>
          </table:table-cell>
          <table:table-cell office:value-type="float" office:value="47.619" calcext:value-type="float">
            <text:p>47.619</text:p>
          </table:table-cell>
          <table:table-cell office:value-type="float" office:value="2.10362" calcext:value-type="float">
            <text:p>2.104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 calcext:value-type="string">
            <text:p>YOLOV5s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table:formula="of:=(1 - ABS([.C24]-[.D24])/[.C24]) * 100" office:value-type="float" office:value="99.7282608695652" calcext:value-type="float">
            <text:p>99.728</text:p>
          </table:table-cell>
          <table:table-cell office:value-type="float" office:value="28.5714" calcext:value-type="float">
            <text:p>28.571</text:p>
          </table:table-cell>
          <table:table-cell office:value-type="float" office:value="2.039811" calcext:value-type="float">
            <text:p>2.04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 calcext:value-type="string">
            <text:p>YOLOV5m</text:p>
          </table:table-cell>
          <table:table-cell table:number-columns-repeated="2" office:value-type="float" office:value="368" calcext:value-type="float">
            <text:p>368</text:p>
          </table:table-cell>
          <table:table-cell table:formula="of:=(1 - ABS([.C25]-[.D25])/[.C25]) * 100" office:value-type="float" office:value="100" calcext:value-type="float">
            <text:p>100.000</text:p>
          </table:table-cell>
          <table:table-cell office:value-type="float" office:value="19.6078" calcext:value-type="float">
            <text:p>19.608</text:p>
          </table:table-cell>
          <table:table-cell office:value-type="float" office:value="2.748721" calcext:value-type="float">
            <text:p>2.749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 calcext:value-type="string">
            <text:p>YOLOV5l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table:formula="of:=(1 - ABS([.C26]-[.D26])/[.C26]) * 100" office:value-type="float" office:value="98.9130434782609" calcext:value-type="float">
            <text:p>98.913</text:p>
          </table:table-cell>
          <table:table-cell office:value-type="float" office:value="11.3636" calcext:value-type="float">
            <text:p>11.364</text:p>
          </table:table-cell>
          <table:table-cell office:value-type="float" office:value="3.355781" calcext:value-type="float">
            <text:p>3.35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Video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tual Count</text:p>
          </table:table-cell>
          <table:table-cell office:value-type="string" calcext:value-type="string">
            <text:p>Program Count</text:p>
          </table:table-cell>
          <table:table-cell table:style-name="ce1" office:value-type="string" calcext:value-type="string">
            <text:p>Accuracy (%)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Inference Time (ms)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3">
            <text:p>night_high_angle_low_exposure</text:p>
          </table:table-cell>
          <table:table-cell office:value-type="string" calcext:value-type="string">
            <text:p>Night Mode</text:p>
          </table:table-cell>
          <table:table-cell office:value-type="float" office:value="101" calcext:value-type="float">
            <text:p>101</text:p>
          </table:table-cell>
          <table:table-cell table:style-name="ce9" office:value-type="float" office:value="105" calcext:value-type="float">
            <text:p>105</text:p>
          </table:table-cell>
          <table:table-cell table:formula="of:=(1 - ABS([.C29]-[.D29])/[.C29]) * 100" office:value-type="float" office:value="96.039603960396" calcext:value-type="float">
            <text:p>96.040</text:p>
          </table:table-cell>
          <table:table-cell office:value-type="float" office:value="90.9091" calcext:value-type="float">
            <text:p>90.909</text:p>
          </table:table-cell>
          <table:table-cell office:value-type="float" office:value="0.68361" calcext:value-type="float">
            <text:p>0.684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 calcext:value-type="string">
            <text:p>YOLOV5n</text:p>
          </table:table-cell>
          <table:table-cell office:value-type="float" office:value="101" calcext:value-type="float">
            <text:p>101</text:p>
          </table:table-cell>
          <table:table-cell table:style-name="ce9" office:value-type="float" office:value="1" calcext:value-type="float">
            <text:p>1</text:p>
          </table:table-cell>
          <table:table-cell table:formula="of:=(1 - ABS([.C30]-[.D30])/[.C30]) * 100" office:value-type="float" office:value="0.990099009900991" calcext:value-type="float">
            <text:p>0.990</text:p>
          </table:table-cell>
          <table:table-cell office:value-type="float" office:value="41.6667" calcext:value-type="float">
            <text:p>41.667</text:p>
          </table:table-cell>
          <table:table-cell office:value-type="float" office:value="2.044405" calcext:value-type="float">
            <text:p>2.044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 calcext:value-type="string">
            <text:p>YOLOV5l</text:p>
          </table:table-cell>
          <table:table-cell office:value-type="float" office:value="101" calcext:value-type="float">
            <text:p>101</text:p>
          </table:table-cell>
          <table:table-cell table:style-name="ce9" office:value-type="float" office:value="9" calcext:value-type="float">
            <text:p>9</text:p>
          </table:table-cell>
          <table:table-cell table:formula="of:=(1 - ABS([.C31]-[.D31])/[.C31]) * 100" office:value-type="float" office:value="8.91089108910891" calcext:value-type="float">
            <text:p>8.911</text:p>
          </table:table-cell>
          <table:table-cell office:value-type="float" office:value="10.8696" calcext:value-type="float">
            <text:p>10.870</text:p>
          </table:table-cell>
          <table:table-cell office:value-type="float" office:value="3.387015" calcext:value-type="float">
            <text:p>3.38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Video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tual Count</text:p>
          </table:table-cell>
          <table:table-cell office:value-type="string" calcext:value-type="string">
            <text:p>Program Count</text:p>
          </table:table-cell>
          <table:table-cell table:style-name="ce1" office:value-type="string" calcext:value-type="string">
            <text:p>Accuracy (%)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Inference Time (ms)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3">
            <text:p>night_high_angle</text:p>
          </table:table-cell>
          <table:table-cell office:value-type="string" calcext:value-type="string">
            <text:p>Night Mode</text:p>
          </table:table-cell>
          <table:table-cell office:value-type="float" office:value="105" calcext:value-type="float">
            <text:p>105</text:p>
          </table:table-cell>
          <table:table-cell table:style-name="ce9" office:value-type="float" office:value="76" calcext:value-type="float">
            <text:p>76</text:p>
          </table:table-cell>
          <table:table-cell table:formula="of:=(1 - ABS([.C34]-[.D34])/[.C34]) * 100" office:value-type="float" office:value="72.3809523809524" calcext:value-type="float">
            <text:p>72.381</text:p>
          </table:table-cell>
          <table:table-cell office:value-type="float" office:value="90.9091" calcext:value-type="float">
            <text:p>90.909</text:p>
          </table:table-cell>
          <table:table-cell office:value-type="float" office:value="0.68361" calcext:value-type="float">
            <text:p>0.684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 calcext:value-type="string">
            <text:p>YOLOV5n</text:p>
          </table:table-cell>
          <table:table-cell office:value-type="float" office:value="105" calcext:value-type="float">
            <text:p>105</text:p>
          </table:table-cell>
          <table:table-cell table:style-name="ce9" office:value-type="float" office:value="4" calcext:value-type="float">
            <text:p>4</text:p>
          </table:table-cell>
          <table:table-cell table:formula="of:=(1 - ABS([.C35]-[.D35])/[.C35]) * 100" office:value-type="float" office:value="3.80952380952381" calcext:value-type="float">
            <text:p>3.810</text:p>
          </table:table-cell>
          <table:table-cell office:value-type="float" office:value="41.6667" calcext:value-type="float">
            <text:p>41.667</text:p>
          </table:table-cell>
          <table:table-cell office:value-type="float" office:value="2.029749" calcext:value-type="float">
            <text:p>2.03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 calcext:value-type="string">
            <text:p>YOLOV5l</text:p>
          </table:table-cell>
          <table:table-cell office:value-type="float" office:value="105" calcext:value-type="float">
            <text:p>105</text:p>
          </table:table-cell>
          <table:table-cell table:style-name="ce9" office:value-type="float" office:value="36" calcext:value-type="float">
            <text:p>36</text:p>
          </table:table-cell>
          <table:table-cell table:formula="of:=(1 - ABS([.C36]-[.D36])/[.C36]) * 100" office:value-type="float" office:value="34.2857142857143" calcext:value-type="float">
            <text:p>34.286</text:p>
          </table:table-cell>
          <table:table-cell office:value-type="float" office:value="11.6279" calcext:value-type="float">
            <text:p>11.628</text:p>
          </table:table-cell>
          <table:table-cell office:value-type="float" office:value="3.40169" calcext:value-type="float">
            <text:p>3.4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WenQuanYi Micro Hei Light" svg:font-family="'WenQuanYi Micro Hei Ligh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AU" style:font-name-asian="WenQuanYi Micro Hei Light" style:font-size-asian="10pt" style:language-asian="zh" style:country-asian="CN" style:font-name-complex="IBM Plex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8:43:39.549436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23:27:30.605887514</meta:creation-date>
    <dc:date>2022-03-24T20:53:53.172575705</dc:date>
    <meta:editing-duration>PT2H17M48S</meta:editing-duration>
    <meta:editing-cycles>6</meta:editing-cycles>
    <meta:generator>LibreOffice/7.3.1.3$Linux_X86_64 LibreOffice_project/30$Build-3</meta:generator>
    <meta:document-statistic meta:table-count="1" meta:cell-count="195" meta:object-count="0"/>
  </office:meta>
</office:document-meta>
</file>